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6.354cm" fo:min-width="13.724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24cm" fo:min-width="3.9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343cm" fo:min-width="3.09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445cm" fo:min-width="2.195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206cm" fo:min-width="3.95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13cm" fo:min-width="2.88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blank">
        <draw:custom-shape draw:style-name="gr1" draw:text-style-name="P1" draw:layer="layout" svg:width="14.224cm" svg:height="6.604cm" svg:x="2.143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6.35cm" svg:x="2.27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81cm" svg:height="5.081cm" svg:x="2.904cm" svg:y="5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1cm" svg:height="3.811cm" svg:x="3.539cm" svg:y="7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69cm" svg:height="0.78cm" svg:x="3.66cm" svg:y="5.173cm">
          <draw:text-box>
            <text:p><text:span text:style-name="T1">RandomAccess</text:span></text:p>
          </draw:text-box>
        </draw:frame>
        <draw:frame draw:style-name="gr5" draw:text-style-name="P3" draw:layer="layout" svg:width="3.245cm" svg:height="0.78cm" svg:x="3.851cm" svg:y="6.334cm">
          <draw:text-box>
            <text:p><text:span text:style-name="T1">Bidirectional</text:span></text:p>
          </draw:text-box>
        </draw:frame>
        <draw:frame draw:style-name="gr5" draw:text-style-name="P3" draw:layer="layout" svg:width="2.259cm" svg:height="0.78cm" svg:x="4.329cm" svg:y="8.62cm">
          <draw:text-box>
            <text:p><text:span text:style-name="T1">Forward</text:span></text:p>
          </draw:text-box>
        </draw:frame>
        <draw:custom-shape draw:style-name="gr6" draw:text-style-name="P1" draw:layer="layout" svg:width="6.35cm" svg:height="6.35cm" svg:x="9.89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753cm" svg:height="0.78cm" svg:x="11.217cm" svg:y="5.3cm">
          <draw:text-box>
            <text:p><text:span text:style-name="T1">TotallyOrdered</text:span></text:p>
          </draw:text-box>
        </draw:frame>
        <draw:custom-shape draw:style-name="gr7" draw:text-style-name="P1" draw:layer="layout" svg:width="4.826cm" svg:height="4.826cm" svg:x="10.652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4.875cm" svg:height="0.78cm" svg:x="10.652cm" svg:y="8.239cm">
          <draw:text-box>
            <text:p><text:span text:style-name="T1">EqualityCompar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MU Serif" fo:font-family="'CMU Serif'" style:font-style-name="Roman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blank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18:40:15.904317054</meta:creation-date>
    <dc:title>blank</dc:title>
    <meta:editing-duration>PT2H37M10S</meta:editing-duration>
    <meta:editing-cycles>4</meta:editing-cycles>
    <meta:generator>LibreOffice/6.0.4.2$Linux_X86_64 LibreOffice_project/00m0$Build-2</meta:generator>
    <dc:date>2018-07-23T21:37:53.704234143</dc:date>
    <meta:document-statistic meta:object-count="11"/>
    <meta:template xlink:type="simple" xlink:actuate="onRequest" xlink:title="blank" xlink:href="../../../../../../../.config/libreoffice/4/user/template/blank.otg" meta:date="2018-07-23T18:40:11.947146755"/>
  </office:meta>
</office:document-meta>
</file>